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Heading" style:data-style-name="N11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1" style:family="table-cell" style:parent-style-name="Tabela" style:data-style-name="N11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1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1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Separador" style:data-style-name="N112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5" style:family="table-cell" style:parent-style-name="Separador" style:data-style-name="N11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1" style:family="table-cell" style:parent-style-name="Heading" style:data-style-name="N112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11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Tabela" style:data-style-name="N11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>
      <style:text-properties fo:font-size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4"/>
        <table:table-column table:style-name="co2" table:default-cell-style-name="ce39"/>
        <table:table-column table:style-name="co3" table:default-cell-style-name="ce43"/>
        <table:table-column table:style-name="co4" table:default-cell-style-name="ce43"/>
        <table:table-column table:style-name="co5" table:default-cell-style-name="ce48"/>
        <table:table-column table:style-name="co6" table:default-cell-style-name="ce43"/>
        <table:table-column table:style-name="co7" table:default-cell-style-name="ce34"/>
        <table:table-column table:style-name="co8" table:default-cell-style-name="ce43"/>
        <table:table-column table:style-name="co9" table:default-cell-style-name="ce48"/>
        <table:table-column table:style-name="co10" table:number-columns-repeated="55" table:default-cell-style-name="ce57"/>
        <table:table-row table:style-name="ro1">
          <table:table-cell table:style-name="ce30" office:value-type="string" calcext:value-type="string">
            <text:p>pg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35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51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09-02" calcext:value-type="date">
            <text:p>02/09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0-01" calcext:value-type="date">
            <text:p>01/10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1-01" calcext:value-type="date">
            <text:p>01/11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2-02" calcext:value-type="date">
            <text:p>02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1-02" calcext:value-type="date">
            <text:p>02/01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2-03" calcext:value-type="date">
            <text:p>03/02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3-05" calcext:value-type="date">
            <text:p>05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4-02" calcext:value-type="date">
            <text:p>02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5-02" calcext:value-type="date">
            <text:p>02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6-03" calcext:value-type="date">
            <text:p>03/06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7-03" calcext:value-type="date">
            <text:p>03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2" table:number-columns-repeated="6"/>
          <table:table-cell table:style-name="ce49" office:value-type="string" calcext:value-type="string">
            <text:p>TOTAL</text:p>
          </table:table-cell>
          <table:table-cell table:style-name="ce53" table:formula="of:=SUM([.H2:.H12])" office:value-type="float" office:value="0" calcext:value-type="float">
            <text:p>-</text:p>
          </table:table-cell>
          <table:table-cell table:style-name="ce55"/>
          <table:table-cell table:number-columns-repeated="55"/>
        </table:table-row>
        <table:table-row table:style-name="ro2">
          <table:table-cell table:style-name="Default"/>
          <table:table-cell table:style-name="ce37"/>
          <table:table-cell table:style-name="ce42" table:number-columns-repeated="2"/>
          <table:table-cell table:style-name="ce47"/>
          <table:table-cell table:style-name="ce42"/>
          <table:table-cell table:style-name="ce50"/>
          <table:table-cell table:style-name="ce42"/>
          <table:table-cell table:style-name="ce56"/>
          <table:table-cell table:number-columns-repeated="55"/>
        </table:table-row>
        <table:table-row table:style-name="ro2">
          <table:table-cell table:style-name="ce33"/>
          <table:table-cell table:style-name="ce38"/>
          <table:table-cell table:number-columns-repeated="62"/>
        </table:table-row>
        <table:table-row table:style-name="ro3">
          <table:table-cell table:style-name="Default"/>
          <table:table-cell table:style-name="ce38"/>
          <table:table-cell table:number-columns-repeated="62"/>
        </table:table-row>
        <table:table-row table:style-name="ro3">
          <table:table-cell table:style-name="ce3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2">
      <number:text>-</number:text>
      <number:number number:decimal-places="0" number:min-decimal-places="0" number:min-integer-digits="0"/>
      <style:map style:condition="value()&gt;0" style:apply-style-name="N112P0"/>
      <style:map style:condition="value()&lt;0" style:apply-style-name="N112P1"/>
    </number:number-style>
    <number:number-style style:name="N11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date-style style:name="N116">
      <number:month number:style="long"/>
      <number:text>/</number:text>
      <number:year number:style="long"/>
    </number:date-style>
    <number:date-style style:name="N117">
      <number:day number:style="long"/>
      <number:text>. </number:text>
      <number:month number:textual="true"/>
    </number:dat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1">
      <number:text>R$-""""""""""""""""""""""""""""""""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6P0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  <number:year/>
    </number:date-style>
    <number:date-style style:name="N129">
      <number:day number:style="long"/>
      <number:text>. </number:text>
      <number:month number:textual="true"/>
      <number:text> </number:text>
      <number:year/>
    </number:dat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date-style style:name="N133">
      <number:month number:textual="true"/>
      <number:text> </number:text>
      <number:year/>
    </number:date-style>
    <number:time-style style:name="N134">
      <number:hours/>
      <number:text>:</number:text>
      <number:minutes number:style="long"/>
      <number:text> </number:text>
      <number:am-pm/>
    </number:time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""""""""""""""""""</number:text>
    </number:number-style>
    <number:number-style style:name="N139">
      <number:text>(R$""""""""""""""""""""""""""""""""""""""""""""""""""</number:text>
      <style:map style:condition="value()&gt;=0" style:apply-style-name="N139P0"/>
    </number:number-style>
    <number:number-style style:name="N140P0" style:volatile="true">
      <number:text>R$""""""""""""""""""""""""""""""""""""""""""""""""""</number:text>
    </number:number-style>
    <number:number-style style:name="N140">
      <style:text-properties fo:color="#ff0000"/>
      <number:text>(R$""""""""""""""""""""""""""""""""""""""""""""""""""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03">00/00/0000</text:date></text:span><text:span text:style-name="MT2"><text:s/>- </text:span><text:span text:style-name="MT2"><text:time style:data-style-name="N2" text:time-value="10:53:36.659000000">00:00:00</text:time></text:span><text:span text:style-name="MT2"><text:s/></text:span></text:p>
        </style:region-center>
        <style:region-right>
          <text:p><text:span text:style-name="MT4">André Ferreira Campos</text:span></text:p>
          <text:p><text:span text:style-name="MT2">Tel.: 97835-150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dré Ferreira Campos</text:span></text:p>
          <text:p>fc.comercial@bol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/00/0000</text:date>, <text:time style:data-style-name="N2" text:time-value="10:53:36.67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7-03T10:54:23.848000000</dc:date>
    <dc:language>pt-PT</dc:language>
    <meta:editing-cycles>670</meta:editing-cycles>
    <meta:editing-duration>P4DT6H45M7S</meta:editing-duration>
    <meta:print-date>2023-12-29T11:28:27.023000000</meta:print-date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